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03bd" officeooo:paragraph-rsid="001503bd"/>
    </style:style>
    <style:style style:name="P2" style:family="paragraph" style:parent-style-name="Standard">
      <style:text-properties officeooo:rsid="001689fd" officeooo:paragraph-rsid="001689fd"/>
    </style:style>
    <style:style style:name="P3" style:family="paragraph" style:parent-style-name="Standard">
      <style:text-properties officeooo:rsid="0017e8c8" officeooo:paragraph-rsid="0017e8c8"/>
    </style:style>
    <style:style style:name="P4" style:family="paragraph" style:parent-style-name="Standard">
      <style:text-properties officeooo:rsid="0018e0e2" officeooo:paragraph-rsid="0018e0e2"/>
    </style:style>
    <style:style style:name="P5" style:family="paragraph" style:parent-style-name="Standard">
      <style:text-properties officeooo:rsid="001a75d0" officeooo:paragraph-rsid="001a75d0"/>
    </style:style>
    <style:style style:name="P6" style:family="paragraph" style:parent-style-name="Standard">
      <style:text-properties officeooo:rsid="001ab080" officeooo:paragraph-rsid="001ab080"/>
    </style:style>
    <style:style style:name="P7" style:family="paragraph" style:parent-style-name="Standard">
      <style:text-properties officeooo:rsid="001c64fb" officeooo:paragraph-rsid="001c64fb"/>
    </style:style>
    <style:style style:name="P8" style:family="paragraph" style:parent-style-name="Standard">
      <style:text-properties officeooo:rsid="001e5a24" officeooo:paragraph-rsid="001e5a24"/>
    </style:style>
    <style:style style:name="P9" style:family="paragraph" style:parent-style-name="Standard">
      <style:text-properties officeooo:rsid="001fc6fc" officeooo:paragraph-rsid="001fc6fc"/>
    </style:style>
    <style:style style:name="P10" style:family="paragraph" style:parent-style-name="Standard">
      <style:text-properties officeooo:rsid="00217fdd" officeooo:paragraph-rsid="00217fdd"/>
    </style:style>
    <style:style style:name="P11" style:family="paragraph" style:parent-style-name="Standard">
      <style:text-properties officeooo:rsid="00242d55" officeooo:paragraph-rsid="00242d55"/>
    </style:style>
    <style:style style:name="P12" style:family="paragraph" style:parent-style-name="Standard">
      <style:text-properties officeooo:rsid="00247e5b" officeooo:paragraph-rsid="00247e5b"/>
    </style:style>
    <style:style style:name="P13" style:family="paragraph" style:parent-style-name="Standard">
      <style:text-properties officeooo:rsid="002565a8" officeooo:paragraph-rsid="002565a8"/>
    </style:style>
    <style:style style:name="P14" style:family="paragraph" style:parent-style-name="Standard">
      <style:text-properties officeooo:rsid="00271ef2" officeooo:paragraph-rsid="00271ef2"/>
    </style:style>
    <style:style style:name="P15" style:family="paragraph" style:parent-style-name="Standard">
      <style:text-properties officeooo:rsid="00288aca" officeooo:paragraph-rsid="00288aca"/>
    </style:style>
    <style:style style:name="P16" style:family="paragraph" style:parent-style-name="Standard">
      <style:text-properties officeooo:rsid="00289679" officeooo:paragraph-rsid="00289679"/>
    </style:style>
    <style:style style:name="P17" style:family="paragraph" style:parent-style-name="Standard">
      <style:text-properties officeooo:paragraph-rsid="002a63fb"/>
    </style:style>
    <style:style style:name="P18" style:family="paragraph" style:parent-style-name="Standard">
      <style:text-properties officeooo:rsid="002bbe48" officeooo:paragraph-rsid="002bbe48"/>
    </style:style>
    <style:style style:name="P19" style:family="paragraph" style:parent-style-name="Standard">
      <style:text-properties officeooo:rsid="002c5d11" officeooo:paragraph-rsid="002c5d11"/>
    </style:style>
    <style:style style:name="P20" style:family="paragraph" style:parent-style-name="Standard">
      <style:text-properties officeooo:rsid="003030e2" officeooo:paragraph-rsid="003030e2"/>
    </style:style>
    <style:style style:name="P21" style:family="paragraph" style:parent-style-name="Standard">
      <style:text-properties officeooo:rsid="0030c760" officeooo:paragraph-rsid="0030c760"/>
    </style:style>
    <style:style style:name="P22" style:family="paragraph" style:parent-style-name="Standard">
      <style:text-properties officeooo:rsid="00324281" officeooo:paragraph-rsid="00324281"/>
    </style:style>
    <style:style style:name="P23" style:family="paragraph" style:parent-style-name="Standard">
      <style:text-properties officeooo:rsid="003406e3" officeooo:paragraph-rsid="003406e3"/>
    </style:style>
    <style:style style:name="P24" style:family="paragraph" style:parent-style-name="Standard">
      <style:text-properties officeooo:rsid="00347af3" officeooo:paragraph-rsid="00347af3"/>
    </style:style>
    <style:style style:name="P25" style:family="paragraph" style:parent-style-name="Standard">
      <style:text-properties officeooo:rsid="0036b93b" officeooo:paragraph-rsid="0036b93b"/>
    </style:style>
    <style:style style:name="P26" style:family="paragraph" style:parent-style-name="Standard">
      <style:text-properties officeooo:rsid="0035d393" officeooo:paragraph-rsid="0035d393"/>
    </style:style>
    <style:style style:name="P27" style:family="paragraph" style:parent-style-name="Standard">
      <style:text-properties officeooo:rsid="00375ef2" officeooo:paragraph-rsid="00375ef2"/>
    </style:style>
    <style:style style:name="P28" style:family="paragraph" style:parent-style-name="Standard">
      <style:text-properties officeooo:rsid="00387804" officeooo:paragraph-rsid="00387804"/>
    </style:style>
    <style:style style:name="T1" style:family="text">
      <style:text-properties officeooo:rsid="001b6db8"/>
    </style:style>
    <style:style style:name="T2" style:family="text">
      <style:text-properties officeooo:rsid="001e4740"/>
    </style:style>
    <style:style style:name="T3" style:family="text">
      <style:text-properties officeooo:rsid="0023020f"/>
    </style:style>
    <style:style style:name="T4" style:family="text">
      <style:text-properties officeooo:rsid="002a63fb"/>
    </style:style>
    <style:style style:name="T5" style:family="text">
      <style:text-properties officeooo:rsid="002bbea4"/>
    </style:style>
    <style:style style:name="T6" style:family="text">
      <style:text-properties officeooo:rsid="002e5bd4"/>
    </style:style>
    <style:style style:name="T7" style:family="text">
      <style:text-properties officeooo:rsid="00331c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Curso Estadistica Espacial</text:p>
      <text:p text:style-name="P1"/>
      <text:p text:style-name="P2">correccion por borde como caso de bias-variance trade-off</text:p>
      <text:p text:style-name="P3">correccion de borde TORAL para simular procesos de inhibicion</text:p>
      <text:p text:style-name="P4">agregar definicion de pair correlation function</text:p>
      <text:p text:style-name="P5">mostrar estimacion de intensidad por ppm (poisson prametrico)</text:p>
      <text:p text:style-name="P6">aplicar a argenprop venta/alquiler el modelado de clasificacion binomial espacial <text:span text:style-name="T1">y estimacion de densidades relativas (riesgo relativo)</text:span></text:p>
      <text:p text:style-name="P7">modelar precio por m2 de argenprop <text:span text:style-name="T2">para KRIGING</text:span> con variograma <text:span text:style-name="T2">(seccion 8.5.1)</text:span></text:p>
      <text:p text:style-name="P8">Dirichlet Tesselation</text:p>
      <text:p text:style-name="P9">Estimacion de totales por muestreo (3.2 y 3,3 <text:s/>de Diggle)</text:p>
      <text:p text:style-name="P10">Test de independencia entre patrones de puntos de 2 tipos distintos <text:span text:style-name="T3">(diggle 3.4)</text:span>.</text:p>
      <text:p text:style-name="P11">Propiedades de 1er y 2do orden (3.4 diggle)</text:p>
      <text:p text:style-name="P12">Agregar Thinning Processes (Diggle 6.9.2)</text:p>
      <text:p text:style-name="P13">Método de ML para IPP (Diggle 8.2)</text:p>
      <text:p text:style-name="P14">Variacion espacial del riesgo (control/caso, 9.3 Diggle)</text:p>
      <text:p text:style-name="P15">Mostrar ejemplos al inicio de pointo souce models (9.4 Diggle) y de relative risk.</text:p>
      <text:p text:style-name="P16">Agregar local K y local moran.</text:p>
      <text:p text:style-name="P17"><text:span text:style-name="T4">Relacion entre variograma y covarianza espacial (</text:span><text:a xlink:type="simple" xlink:href="https://en.wikipedia.org/wiki/Variogram" text:style-name="Internet_20_link" text:visited-style-name="Visited_20_Internet_20_Link">https://en.wikipedia.org/wiki/Variogram</text:a><text:span text:style-name="T4">)</text:span></text:p>
      <text:p text:style-name="P18">Agregar ejemplo de autocorrelaciob espacial en dimension 1 con punto esquiespaciados y valores generado por un campo gausiano con media cero y alta autocorrelacion. <text:span text:style-name="T5">Mostrar sesgo y varianza.</text:span></text:p>
      <text:p text:style-name="P19">Separacion entre autocorrelacio <text:s/>exogena (error relacionado con otra variable con inhomogeneidad espacial) y endogena (error<text:span text:style-name="T6">er que se contagian</text:span>)</text:p>
      <text:p text:style-name="P20">En Moran mostrar el scatterplot de loa valores vs su promedio pondrado por cercania</text:p>
      <text:p text:style-name="P21">Agregar GWR (geographically weighted regression), spatial lag model y spatial error model.</text:p>
      <text:p text:style-name="P22">Explicar CRS como DATUM + PROJ (chapter 6 de Spatial Data with R Hijmans)</text:p>
      <text:p text:style-name="P22">The history of R-spatial <text:span text:style-name="T7">(Geocomputation in R)</text:span></text:p>
      <text:p text:style-name="P23">Dos tipos de datos diferentes: vectores (points, lines and polygons-networks SHAPEFILES) <text:s/>y rasters (campos continuos, TIFF).</text:p>
      <text:p text:style-name="P24">Libro de Geocomputation para operar con datos espaciales, en especial para el taller de datos satelitales (sf package)</text:p>
      <text:p text:style-name="P25">mostrar poisson line process</text:p>
      <text:p text:style-name="P26">Cox processes con Spatial Point Patterns Methodology and Applications with R (chapter 12)</text:p>
      <text:p text:style-name="P27">Agregar Matern cluster process.</text:p>
      <text:p text:style-name="P28">Mostrar ajustes de procesos con “kppm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19:14:12.114531648</meta:creation-date>
    <dc:date>2022-03-10T20:25:45.775811874</dc:date>
    <meta:editing-duration>PT14H29M46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97" meta:character-count="2061" meta:non-whitespace-character-count="1790"/>
  </office:meta>
</office:document-meta>
</file>